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swiss"/>
    <style:font-face style:name="FreeMono" svg:font-family="FreeMono" style:font-adornments="Normal" style:font-family-generic="modern" style:font-pitch="fixed"/>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Text_20_body">
      <style:text-properties fo:language="en" fo:country="US" officeooo:rsid="001646ac" officeooo:paragraph-rsid="001646ac"/>
    </style:style>
    <style:style style:name="P3" style:family="paragraph" style:parent-style-name="Text_20_body">
      <style:text-properties officeooo:rsid="00175aaf" officeooo:paragraph-rsid="00175aaf"/>
    </style:style>
    <style:style style:name="P4" style:family="paragraph" style:parent-style-name="Text_20_body">
      <style:paragraph-properties>
        <style:tab-stops/>
      </style:paragraph-properties>
      <style:text-properties officeooo:rsid="001ef08a" officeooo:paragraph-rsid="001ef08a"/>
    </style:style>
    <style:style style:name="P5" style:family="paragraph" style:parent-style-name="Text_20_body">
      <style:paragraph-properties>
        <style:tab-stops/>
      </style:paragraph-properties>
      <style:text-properties officeooo:rsid="001aa250" officeooo:paragraph-rsid="001aa250"/>
    </style:style>
    <style:style style:name="P6" style:family="paragraph" style:parent-style-name="Text_20_body">
      <style:text-properties officeooo:rsid="0020aa96" officeooo:paragraph-rsid="0020aa96"/>
    </style:style>
    <style:style style:name="P7" style:family="paragraph" style:parent-style-name="Text_20_body">
      <style:text-properties officeooo:rsid="0020eee0" officeooo:paragraph-rsid="0020eee0"/>
    </style:style>
    <style:style style:name="P8" style:family="paragraph" style:parent-style-name="Text_20_body">
      <style:text-properties officeooo:rsid="00215224" officeooo:paragraph-rsid="00215224"/>
    </style:style>
    <style:style style:name="P9" style:family="paragraph" style:parent-style-name="Text_20_body">
      <style:text-properties officeooo:rsid="00234de0" officeooo:paragraph-rsid="00234de0"/>
    </style:style>
    <style:style style:name="P10" style:family="paragraph" style:parent-style-name="Text_20_body">
      <style:text-properties officeooo:rsid="002658e6" officeooo:paragraph-rsid="002658e6"/>
    </style:style>
    <style:style style:name="P11" style:family="paragraph" style:parent-style-name="Text_20_body">
      <style:text-properties officeooo:rsid="002df6b8" officeooo:paragraph-rsid="002df6b8"/>
    </style:style>
    <style:style style:name="P12" style:family="paragraph" style:parent-style-name="Text_20_body">
      <style:text-properties officeooo:rsid="0029f3a6" officeooo:paragraph-rsid="0029f3a6"/>
    </style:style>
    <style:style style:name="P13" style:family="paragraph" style:parent-style-name="Text_20_body">
      <style:text-properties officeooo:rsid="002b63cb" officeooo:paragraph-rsid="002b63cb"/>
    </style:style>
    <style:style style:name="P14" style:family="paragraph" style:parent-style-name="Text_20_body">
      <style:text-properties officeooo:rsid="002d1957" officeooo:paragraph-rsid="002d1957"/>
    </style:style>
    <style:style style:name="P15" style:family="paragraph" style:parent-style-name="Text_20_body">
      <style:text-properties officeooo:rsid="002fc0ac" officeooo:paragraph-rsid="002fc0ac"/>
    </style:style>
    <style:style style:name="P16" style:family="paragraph" style:parent-style-name="Text_20_body">
      <style:text-properties officeooo:rsid="0033da23" officeooo:paragraph-rsid="0033da23"/>
    </style:style>
    <style:style style:name="P17" style:family="paragraph" style:parent-style-name="Text_20_body">
      <style:text-properties officeooo:rsid="0034435d" officeooo:paragraph-rsid="0034435d"/>
    </style:style>
    <style:style style:name="P18" style:family="paragraph" style:parent-style-name="Text_20_body">
      <style:text-properties officeooo:rsid="0034435d" officeooo:paragraph-rsid="0033da23"/>
    </style:style>
    <style:style style:name="P19" style:family="paragraph" style:parent-style-name="Text_20_body">
      <style:text-properties officeooo:rsid="0034ad61" officeooo:paragraph-rsid="0034ad61"/>
    </style:style>
    <style:style style:name="P20" style:family="paragraph" style:parent-style-name="Text_20_body">
      <style:text-properties officeooo:rsid="00362197" officeooo:paragraph-rsid="00362197"/>
    </style:style>
    <style:style style:name="P21" style:family="paragraph" style:parent-style-name="Text_20_body">
      <style:text-properties officeooo:rsid="003c6bf7" officeooo:paragraph-rsid="003c6bf7"/>
    </style:style>
    <style:style style:name="P22" style:family="paragraph" style:parent-style-name="Text_20_body">
      <style:paragraph-properties>
        <style:tab-stops>
          <style:tab-stop style:position="3.134cm"/>
        </style:tab-stops>
      </style:paragraph-properties>
      <style:text-properties officeooo:rsid="003dadb3" officeooo:paragraph-rsid="003dadb3"/>
    </style:style>
    <style:style style:name="P23" style:family="paragraph" style:parent-style-name="Text_20_body">
      <style:paragraph-properties>
        <style:tab-stops>
          <style:tab-stop style:position="3.134cm"/>
        </style:tab-stops>
      </style:paragraph-properties>
      <style:text-properties officeooo:rsid="003ee5ce" officeooo:paragraph-rsid="003ee5ce"/>
    </style:style>
    <style:style style:name="P24" style:family="paragraph" style:parent-style-name="Text_20_body">
      <style:paragraph-properties>
        <style:tab-stops>
          <style:tab-stop style:position="3.134cm"/>
        </style:tab-stops>
      </style:paragraph-properties>
      <style:text-properties officeooo:rsid="003ee5ce" officeooo:paragraph-rsid="00414aa9"/>
    </style:style>
    <style:style style:name="P25" style:family="paragraph" style:parent-style-name="Text_20_body">
      <style:paragraph-properties>
        <style:tab-stops>
          <style:tab-stop style:position="3.134cm"/>
        </style:tab-stops>
      </style:paragraph-properties>
      <style:text-properties officeooo:rsid="003ee5ce" officeooo:paragraph-rsid="0055eefa"/>
    </style:style>
    <style:style style:name="P26" style:family="paragraph" style:parent-style-name="Text_20_body">
      <style:paragraph-properties>
        <style:tab-stops>
          <style:tab-stop style:position="3.134cm"/>
        </style:tab-stops>
      </style:paragraph-properties>
      <style:text-properties officeooo:rsid="00414aa9" officeooo:paragraph-rsid="00414aa9"/>
    </style:style>
    <style:style style:name="P27" style:family="paragraph" style:parent-style-name="Text_20_body">
      <style:paragraph-properties>
        <style:tab-stops>
          <style:tab-stop style:position="3.134cm"/>
        </style:tab-stops>
      </style:paragraph-properties>
      <style:text-properties officeooo:rsid="00414aa9" officeooo:paragraph-rsid="0055eefa"/>
    </style:style>
    <style:style style:name="P28" style:family="paragraph" style:parent-style-name="Text_20_body">
      <style:paragraph-properties>
        <style:tab-stops>
          <style:tab-stop style:position="3.134cm"/>
        </style:tab-stops>
      </style:paragraph-properties>
      <style:text-properties officeooo:rsid="00430477" officeooo:paragraph-rsid="00430477"/>
    </style:style>
    <style:style style:name="P29" style:family="paragraph" style:parent-style-name="Text_20_body">
      <style:paragraph-properties>
        <style:tab-stops>
          <style:tab-stop style:position="3.134cm"/>
        </style:tab-stops>
      </style:paragraph-properties>
      <style:text-properties officeooo:rsid="00430477" officeooo:paragraph-rsid="0048bc8c"/>
    </style:style>
    <style:style style:name="P30" style:family="paragraph" style:parent-style-name="Text_20_body">
      <style:paragraph-properties>
        <style:tab-stops>
          <style:tab-stop style:position="3.134cm"/>
        </style:tab-stops>
      </style:paragraph-properties>
      <style:text-properties officeooo:rsid="00445683" officeooo:paragraph-rsid="00445683"/>
    </style:style>
    <style:style style:name="P31" style:family="paragraph" style:parent-style-name="Text_20_body">
      <style:paragraph-properties>
        <style:tab-stops/>
      </style:paragraph-properties>
      <style:text-properties officeooo:rsid="001d9049" officeooo:paragraph-rsid="001d9049"/>
    </style:style>
    <style:style style:name="P32" style:family="paragraph" style:parent-style-name="Text_20_body">
      <style:paragraph-properties>
        <style:tab-stops/>
      </style:paragraph-properties>
      <style:text-properties officeooo:rsid="004b4078" officeooo:paragraph-rsid="004b4078"/>
    </style:style>
    <style:style style:name="P33" style:family="paragraph" style:parent-style-name="Text_20_body">
      <style:paragraph-properties>
        <style:tab-stops/>
      </style:paragraph-properties>
      <style:text-properties officeooo:rsid="004aa835" officeooo:paragraph-rsid="004aa835"/>
    </style:style>
    <style:style style:name="P34" style:family="paragraph" style:parent-style-name="Text_20_body">
      <style:paragraph-properties>
        <style:tab-stops>
          <style:tab-stop style:position="3.134cm"/>
        </style:tab-stops>
      </style:paragraph-properties>
      <style:text-properties officeooo:rsid="0052d38b" officeooo:paragraph-rsid="0052d38b"/>
    </style:style>
    <style:style style:name="P35" style:family="paragraph" style:parent-style-name="Text_20_body">
      <style:paragraph-properties>
        <style:tab-stops>
          <style:tab-stop style:position="3.134cm"/>
        </style:tab-stops>
      </style:paragraph-properties>
      <style:text-properties officeooo:rsid="0052d38b" officeooo:paragraph-rsid="0055eefa"/>
    </style:style>
    <style:style style:name="P36" style:family="paragraph" style:parent-style-name="Text_20_body">
      <style:paragraph-properties>
        <style:tab-stops>
          <style:tab-stop style:position="3.134cm"/>
        </style:tab-stops>
      </style:paragraph-properties>
      <style:text-properties fo:font-weight="bold" officeooo:rsid="003dadb3" officeooo:paragraph-rsid="003dadb3" style:font-weight-asian="bold" style:font-weight-complex="bold"/>
    </style:style>
    <style:style style:name="P37" style:family="paragraph" style:parent-style-name="Text_20_body">
      <style:paragraph-properties>
        <style:tab-stops/>
      </style:paragraph-properties>
      <style:text-properties fo:font-weight="bold" officeooo:rsid="00570ac1" officeooo:paragraph-rsid="00570ac1" style:font-weight-asian="bold" style:font-weight-complex="bold"/>
    </style:style>
    <style:style style:name="P38" style:family="paragraph" style:parent-style-name="Text_20_body">
      <style:paragraph-properties>
        <style:tab-stops>
          <style:tab-stop style:position="3.134cm"/>
        </style:tab-stops>
      </style:paragraph-properties>
      <style:text-properties officeooo:rsid="0055eefa" officeooo:paragraph-rsid="0055eefa"/>
    </style:style>
    <style:style style:name="P39" style:family="paragraph" style:parent-style-name="Text_20_body">
      <style:paragraph-properties>
        <style:tab-stops>
          <style:tab-stop style:position="3.134cm"/>
        </style:tab-stops>
      </style:paragraph-properties>
      <style:text-properties officeooo:rsid="004062af" officeooo:paragraph-rsid="0055eefa"/>
    </style:style>
    <style:style style:name="P40" style:family="paragraph" style:parent-style-name="Text_20_body">
      <style:paragraph-properties>
        <style:tab-stops>
          <style:tab-stop style:position="3.134cm"/>
        </style:tab-stops>
      </style:paragraph-properties>
      <style:text-properties fo:font-weight="normal" officeooo:rsid="0055eefa" officeooo:paragraph-rsid="0055eefa" style:font-weight-asian="normal" style:font-weight-complex="normal"/>
    </style:style>
    <style:style style:name="P41" style:family="paragraph" style:parent-style-name="Text_20_body">
      <style:paragraph-properties>
        <style:tab-stops>
          <style:tab-stop style:position="3.134cm"/>
        </style:tab-stops>
      </style:paragraph-properties>
      <style:text-properties officeooo:rsid="0056d690" officeooo:paragraph-rsid="0056d690"/>
    </style:style>
    <style:style style:name="P42" style:family="paragraph" style:parent-style-name="Heading">
      <style:text-properties fo:language="en" fo:country="US" officeooo:rsid="001646ac" officeooo:paragraph-rsid="001646ac"/>
    </style:style>
    <style:style style:name="P43" style:family="paragraph" style:parent-style-name="Heading_20_1">
      <style:text-properties officeooo:rsid="00175aaf" officeooo:paragraph-rsid="00175aaf"/>
    </style:style>
    <style:style style:name="P44" style:family="paragraph" style:parent-style-name="Heading_20_1">
      <style:text-properties officeooo:rsid="001ef08a" officeooo:paragraph-rsid="001ef08a"/>
    </style:style>
    <style:style style:name="P45" style:family="paragraph" style:parent-style-name="Heading_20_1">
      <style:text-properties officeooo:rsid="0020aa96" officeooo:paragraph-rsid="0020aa96"/>
    </style:style>
    <style:style style:name="P46" style:family="paragraph" style:parent-style-name="Heading_20_1">
      <style:text-properties officeooo:rsid="00215224" officeooo:paragraph-rsid="00215224"/>
    </style:style>
    <style:style style:name="P47" style:family="paragraph" style:parent-style-name="Heading_20_1">
      <style:text-properties officeooo:rsid="002fc0ac" officeooo:paragraph-rsid="002fc0ac"/>
    </style:style>
    <style:style style:name="P48" style:family="paragraph" style:parent-style-name="Heading_20_1">
      <style:text-properties officeooo:rsid="0033da23" officeooo:paragraph-rsid="0033da23"/>
    </style:style>
    <style:style style:name="P49" style:family="paragraph" style:parent-style-name="Heading_20_1">
      <style:text-properties officeooo:rsid="0034ad61" officeooo:paragraph-rsid="0034ad61"/>
    </style:style>
    <style:style style:name="P50" style:family="paragraph" style:parent-style-name="Heading_20_1">
      <style:paragraph-properties fo:break-before="page"/>
      <style:text-properties officeooo:rsid="00234de0" officeooo:paragraph-rsid="00234de0"/>
    </style:style>
    <style:style style:name="P51" style:family="paragraph" style:parent-style-name="No_20_Spacing">
      <style:paragraph-properties fo:margin-left="1.27cm" fo:margin-right="0cm" fo:text-indent="0cm" style:auto-text-indent="false"/>
      <style:text-properties style:font-name="FreeMono" style:shadow="none"/>
    </style:style>
    <style:style style:name="P52" style:family="paragraph" style:parent-style-name="No_20_Spacing">
      <style:paragraph-properties fo:margin-left="1.27cm" fo:margin-right="0cm" fo:text-indent="0cm" style:auto-text-indent="false"/>
      <style:text-properties style:font-name="FreeMono" officeooo:paragraph-rsid="0057dd8b" style:shadow="none"/>
    </style:style>
    <style:style style:name="P53" style:family="paragraph" style:parent-style-name="Text_20_body" style:list-style-name="L1">
      <style:text-properties fo:language="en" fo:country="US" officeooo:rsid="004aa835" officeooo:paragraph-rsid="004aa835"/>
    </style:style>
    <style:style style:name="P54" style:family="paragraph" style:parent-style-name="Text_20_body" style:list-style-name="L1">
      <style:text-properties fo:language="en" fo:country="US" officeooo:rsid="005a2540" officeooo:paragraph-rsid="005a2540"/>
    </style:style>
    <style:style style:name="P55" style:family="paragraph" style:parent-style-name="Text_20_body">
      <style:text-properties fo:language="en" fo:country="US" officeooo:rsid="005a2540" officeooo:paragraph-rsid="005a2540"/>
    </style:style>
    <style:style style:name="P56" style:family="paragraph" style:parent-style-name="Text_20_body" style:list-style-name="L1">
      <style:text-properties fo:language="en" fo:country="US" officeooo:rsid="005a7e3e" officeooo:paragraph-rsid="005a7e3e"/>
    </style:style>
    <style:style style:name="P57" style:family="paragraph" style:parent-style-name="Text_20_body" style:list-style-name="L1">
      <style:text-properties fo:language="en" fo:country="US" officeooo:rsid="005b89b3" officeooo:paragraph-rsid="005b89b3"/>
    </style:style>
    <style:style style:name="P58" style:family="paragraph" style:parent-style-name="Text_20_body">
      <style:paragraph-properties>
        <style:tab-stops>
          <style:tab-stop style:position="3.134cm"/>
        </style:tab-stops>
      </style:paragraph-properties>
      <style:text-properties officeooo:rsid="00414aa9" officeooo:paragraph-rsid="0055eefa"/>
    </style:style>
    <style:style style:name="P59" style:family="paragraph" style:parent-style-name="Text_20_body" style:list-style-name="L2">
      <style:paragraph-properties>
        <style:tab-stops/>
      </style:paragraph-properties>
      <style:text-properties officeooo:rsid="004aa835" officeooo:paragraph-rsid="004aa835"/>
    </style:style>
    <style:style style:name="P60" style:family="paragraph" style:parent-style-name="Text_20_body" style:list-style-name="L3">
      <style:paragraph-properties>
        <style:tab-stops/>
      </style:paragraph-properties>
      <style:text-properties officeooo:rsid="004b4078" officeooo:paragraph-rsid="004b4078"/>
    </style:style>
    <style:style style:name="P61" style:family="paragraph" style:parent-style-name="Text_20_body" style:list-style-name="L3">
      <style:paragraph-properties>
        <style:tab-stops/>
      </style:paragraph-properties>
      <style:text-properties officeooo:rsid="004ce8d4" officeooo:paragraph-rsid="004ce8d4"/>
    </style:style>
    <style:style style:name="P62" style:family="paragraph" style:parent-style-name="Text_20_body" style:list-style-name="L3">
      <style:paragraph-properties>
        <style:tab-stops/>
      </style:paragraph-properties>
      <style:text-properties officeooo:rsid="004e6538" officeooo:paragraph-rsid="004e6538"/>
    </style:style>
    <style:style style:name="P63" style:family="paragraph" style:parent-style-name="Text_20_body" style:list-style-name="L4">
      <style:text-properties officeooo:rsid="00234de0" officeooo:paragraph-rsid="00234de0"/>
    </style:style>
    <style:style style:name="P64" style:family="paragraph" style:parent-style-name="Text_20_body" style:list-style-name="L4">
      <style:text-properties officeooo:rsid="0024f1ba" officeooo:paragraph-rsid="0024f1ba"/>
    </style:style>
    <style:style style:name="P65" style:family="paragraph" style:parent-style-name="Text_20_body" style:list-style-name="L4">
      <style:text-properties officeooo:rsid="002658e6" officeooo:paragraph-rsid="002658e6"/>
    </style:style>
    <style:style style:name="P66" style:family="paragraph" style:parent-style-name="Text_20_body" style:list-style-name="L5">
      <style:text-properties officeooo:rsid="00362197" officeooo:paragraph-rsid="00362197"/>
    </style:style>
    <style:style style:name="P67" style:family="paragraph" style:parent-style-name="Text_20_body" style:list-style-name="L6">
      <style:text-properties officeooo:rsid="002fc0ac" officeooo:paragraph-rsid="002fc0ac"/>
    </style:style>
    <style:style style:name="P68" style:family="paragraph" style:parent-style-name="Text_20_body" style:list-style-name="L6">
      <style:text-properties officeooo:rsid="0038eac1" officeooo:paragraph-rsid="0038eac1"/>
    </style:style>
    <style:style style:name="P69" style:family="paragraph" style:parent-style-name="Text_20_body" style:list-style-name="L6">
      <style:text-properties officeooo:rsid="003c6bf7" officeooo:paragraph-rsid="003c6bf7"/>
    </style:style>
    <style:style style:name="P70" style:family="paragraph" style:parent-style-name="Text_20_body" style:list-style-name="L6">
      <style:text-properties officeooo:rsid="00327977" officeooo:paragraph-rsid="00327977"/>
    </style:style>
    <style:style style:name="P71" style:family="paragraph" style:parent-style-name="Text_20_body" style:list-style-name="L7">
      <style:text-properties officeooo:rsid="001ef08a" officeooo:paragraph-rsid="001ef08a"/>
    </style:style>
    <style:style style:name="P72" style:family="paragraph" style:parent-style-name="Text_20_body" style:list-style-name="L8">
      <style:text-properties officeooo:rsid="0020eee0" officeooo:paragraph-rsid="0020eee0"/>
    </style:style>
    <style:style style:name="P73" style:family="paragraph" style:parent-style-name="Text_20_body">
      <style:text-properties officeooo:rsid="00592491" officeooo:paragraph-rsid="00592491"/>
    </style:style>
    <style:style style:name="P74" style:family="paragraph" style:parent-style-name="Text_20_body">
      <style:paragraph-properties>
        <style:tab-stops/>
      </style:paragraph-properties>
      <style:text-properties officeooo:rsid="005f0f64" officeooo:paragraph-rsid="005f0f64"/>
    </style:style>
    <style:style style:name="P75" style:family="paragraph" style:parent-style-name="Heading_20_2">
      <style:text-properties officeooo:rsid="002658e6" officeooo:paragraph-rsid="002658e6"/>
    </style:style>
    <style:style style:name="P76" style:family="paragraph" style:parent-style-name="Heading_20_2">
      <style:text-properties officeooo:rsid="0033da23" officeooo:paragraph-rsid="0033da23"/>
    </style:style>
    <style:style style:name="P77" style:family="paragraph" style:parent-style-name="Heading_20_2">
      <style:text-properties officeooo:rsid="00592491" officeooo:paragraph-rsid="00592491"/>
    </style:style>
    <style:style style:name="T1" style:family="text">
      <style:text-properties officeooo:rsid="0034ad61"/>
    </style:style>
    <style:style style:name="T2" style:family="text">
      <style:text-properties officeooo:rsid="003769d8"/>
    </style:style>
    <style:style style:name="T3" style:family="text">
      <style:text-properties officeooo:rsid="0038eac1"/>
    </style:style>
    <style:style style:name="T4" style:family="text">
      <style:text-properties officeooo:rsid="00399451"/>
    </style:style>
    <style:style style:name="T5" style:family="text">
      <style:text-properties officeooo:rsid="003ee5ce"/>
    </style:style>
    <style:style style:name="T6" style:family="text">
      <style:text-properties officeooo:rsid="004062af"/>
    </style:style>
    <style:style style:name="T7" style:family="text">
      <style:text-properties officeooo:rsid="00414aa9"/>
    </style:style>
    <style:style style:name="T8" style:family="text">
      <style:text-properties officeooo:rsid="00430477"/>
    </style:style>
    <style:style style:name="T9" style:family="text">
      <style:text-properties officeooo:rsid="00445683"/>
    </style:style>
    <style:style style:name="T10" style:family="text">
      <style:text-properties officeooo:rsid="00469238"/>
    </style:style>
    <style:style style:name="T11" style:family="text">
      <style:text-properties officeooo:rsid="00474623"/>
    </style:style>
    <style:style style:name="T12" style:family="text">
      <style:text-properties officeooo:rsid="0048bc8c"/>
    </style:style>
    <style:style style:name="T13" style:family="text">
      <style:text-properties officeooo:rsid="004a6846"/>
    </style:style>
    <style:style style:name="T14" style:family="text">
      <style:text-properties officeooo:rsid="004b4078"/>
    </style:style>
    <style:style style:name="T15" style:family="text">
      <style:text-properties officeooo:rsid="0050eb3b"/>
    </style:style>
    <style:style style:name="T16" style:family="text">
      <style:text-properties officeooo:rsid="0052d38b"/>
    </style:style>
    <style:style style:name="T17" style:family="text">
      <style:text-properties officeooo:rsid="0054f72b"/>
    </style:style>
    <style:style style:name="T18" style:family="text">
      <style:text-properties officeooo:rsid="0055ab90"/>
    </style:style>
    <style:style style:name="T19" style:family="text">
      <style:text-properties officeooo:rsid="0055eefa"/>
    </style:style>
    <style:style style:name="T20" style:family="text">
      <style:text-properties officeooo:rsid="0056d690"/>
    </style:style>
    <style:style style:name="T21" style:family="text">
      <style:text-properties officeooo:rsid="00570ac1"/>
    </style:style>
    <style:style style:name="T22" style:family="text">
      <style:text-properties officeooo:rsid="005a7e3e"/>
    </style:style>
    <style:style style:name="T23" style:family="text">
      <style:text-properties officeooo:rsid="005f0d8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Simple Syntax Dependency Language (Sisdel)</text:p>
      <text:p text:style-name="P2">This is an experimental language intended to examine how to make dependency tracking as accessible, useful and simple as possible. It tries to solve the following high level goals:</text:p>
      <text:list xml:id="list8224574864353218280" text:style-name="L1">
        <text:list-item>
          <text:p text:style-name="P54">Maximize software reuse on object level, to make full use of what others have written earlier. Similar <text:span text:style-name="T22">thinking as</text:span> cloud computing <text:span text:style-name="T22">and</text:span> network <text:span text:style-name="T22">function virtualization.</text:span></text:p>
        </text:list-item>
        <text:list-item>
          <text:p text:style-name="P54">Application should be able to tell its dependency needs to whoever it may concern, e.g. to interpreter, software package manager, end user.</text:p>
        </text:list-item>
        <text:list-item>
          <text:p text:style-name="P54">When accepting a dependency, also consider object version, trustfulness, security, and characteristics in addition to pure functionality. Such constrictions are inherited.</text:p>
        </text:list-item>
      </text:list>
      <text:p text:style-name="P55">To implement above high-level goals, the following low-level goals are set:</text:p>
      <text:list xml:id="list200900595047006" text:continue-list="list8224574864353218280" text:style-name="L1">
        <text:list-item text:start-value="1">
          <text:p text:style-name="P56">Class-less object orientation.</text:p>
        </text:list-item>
        <text:list-item>
          <text:p text:style-name="P56">Inheritance only done on interface level, not on implementation level.</text:p>
        </text:list-item>
        <text:list-item>
          <text:p text:style-name="P56">Interface descriptions are automatically derived from object implementation.</text:p>
        </text:list-item>
        <text:list-item>
          <text:p text:style-name="P54">Let dependecies be first class objects.</text:p>
        </text:list-item>
        <text:list-item>
          <text:p text:style-name="P57">Let restrictions be first class objects.</text:p>
        </text:list-item>
        <text:list-item>
          <text:p text:style-name="P57">Restrictions should be able to describe object relations, object interface ID, object implementation ID, trustfulness, security considerations, and characteristics.</text:p>
        </text:list-item>
        <text:list-item>
          <text:p text:style-name="P54">Have message paradigm rather than function call paradigm.</text:p>
        </text:list-item>
        <text:list-item>
          <text:p text:style-name="P54">Let message<text:span text:style-name="T22">s</text:span> be first class objects.</text:p>
        </text:list-item>
        <text:list-item>
          <text:p text:style-name="P56">Use immutable objects by default, to make parallelism easier.</text:p>
        </text:list-item>
        <text:list-item>
          <text:p text:style-name="P56">All objects shall have an interface ID.</text:p>
        </text:list-item>
        <text:list-item>
          <text:p text:style-name="P56">All objects shall have an implementation ID.</text:p>
        </text:list-item>
        <text:list-item>
          <text:p text:style-name="P56">All objects shall have a trustfulness level, indicating how well tested this object is. This information is handled separately from the application, and is stored in a distributed database.</text:p>
        </text:list-item>
        <text:list-item>
          <text:p text:style-name="P53"><text:soft-page-break/>Keep the basic foundation of the language trivial, but designed in a way that makes it extensible.</text:p>
        </text:list-item>
        <text:list-item>
          <text:p text:style-name="P54">Compiled as well as interpreted, decision can be made at run-time.</text:p>
        </text:list-item>
      </text:list>
      <text:h text:style-name="P43" text:outline-level="1">Syntax</text:h>
      <text:p text:style-name="P3">The syntax is intended to be as easy to parse as possible, without loosing readability. For readability, the most important aspect is that what you read should be what will be executed, no surprises. You shouldn't require experienced programmers to be able to read the code. Ideally, even non-programmers should be able to guess what the code does given that good symbol names was used when programming.</text:p>
      <text:p text:style-name="P36"><text:span text:style-name="T5">Scanner</text:span> syntax <text:span text:style-name="T15">in extended Backus-Naur format</text:span>:</text:p>
      <text:p text:style-name="P40">(* All names below ending with “-token” are entities returned by the scanner *)</text:p>
      <text:p text:style-name="P38">program = { line } ;</text:p>
      <text:p text:style-name="P38">line = indent-token , token-sequence , { newln , '...' , token-sequence } , newln-token ;</text:p>
      <text:p text:style-name="P34">indent-<text:span text:style-name="T19">token</text:span> = { ? tab ? } ;</text:p>
      <text:p text:style-name="P22"><text:span text:style-name="T5">token-sequence</text:span> = <text:span text:style-name="T5">{ { </text:span>token-<text:span text:style-name="T5">separator }</text:span> , <text:s/>symbol <text:span text:style-name="T5">}</text:span> ;</text:p>
      <text:p text:style-name="P23">token-separator = <text:span text:style-name="T11">( </text:span>? <text:span text:style-name="T11">tab ? | ? space ? ) , { </text:span>? tab ? | ? space ? <text:span text:style-name="T11">} </text:span>;</text:p>
      <text:p text:style-name="P23">newln = ? <text:span text:style-name="T11">new line ? ,</text:span> <text:span text:style-name="T11">{ </text:span>? new line ? <text:span text:style-name="T11">}</text:span> ;</text:p>
      <text:p text:style-name="P38">newln-token = newln ;</text:p>
      <text:p text:style-name="P23">symbol = <text:span text:style-name="T16">identifier-token</text:span> | number-<text:span text:style-name="T19">token</text:span> <text:span text:style-name="T16">| string-token | comment </text:span>;</text:p>
      <text:p text:style-name="P39"><text:span text:style-name="T16">identifier-token</text:span> = <text:span text:style-name="T7">valid-identifier-first-char , { valid-identifier-consecutive-char }</text:span></text:p>
      <text:p text:style-name="P27"><text:tab/>(* must not be '…' *) ;</text:p>
      <text:p text:style-name="P27">valid-<text:span text:style-name="T16">identifier-first</text:span>-char = ? printable chars <text:span text:style-name="T8">except </text:span>” - <text:span text:style-name="T23">0 1 2 3 4 5 6 7 8 9 </text:span>? ;</text:p>
      <text:p text:style-name="P35">valid-identifier-consecutive-char = ? printable chars except “ ?</text:p>
      <text:p text:style-name="P25">number-<text:span text:style-name="T19">token</text:span> = <text:span text:style-name="T6">[ '-' ] , ( dec-unsigned , [ '.' , dec-unsigned ] , [ 'E' , dec-unsigned ] )</text:span></text:p>
      <text:p text:style-name="P24"><text:tab/><text:span text:style-name="T7">| ( '0x' , hex-unsigned , [ '.' , hex-unsigned ] . [ 'E' , hex-unsigned ] )</text:span></text:p>
      <text:p text:style-name="P24"><text:tab/><text:span text:style-name="T7">| ( '0o' , oct-unsigned , [ '.' , oct-unsigned ] . [ 'E' , oct-unsigned ] )</text:span></text:p>
      <text:p text:style-name="P24"><text:soft-page-break/><text:tab/><text:span text:style-name="T7">| ( '0b' , bin-unsigned , [ '.' , bin-unsigned ] , [ 'E' , bin-unsigned ] ) ;</text:span></text:p>
      <text:p text:style-name="P26">dec-unsigned = dec-digit , { dec-digit } ;</text:p>
      <text:p text:style-name="P26">hex-unsigned = hex-digit , { hex-digit} ;</text:p>
      <text:p text:style-name="P26">oct-unsigned = oct-digit , { oct-digit } ;</text:p>
      <text:p text:style-name="P26">bin-unsigned = bin-digit , { bin-digit } ;</text:p>
      <text:p text:style-name="P26">bin-digit = '0' | '1' ;</text:p>
      <text:p text:style-name="P26">oct-digit = bin-digit | '2' | '3' | '4' | '5' | '6' | '7' ;</text:p>
      <text:p text:style-name="P26">dec-digit = oct-digit | '8' | '9' | ' ;</text:p>
      <text:p text:style-name="P26">hex-digit = dec-digit | 'a' | 'b' | 'c' | 'e' | 'f' <text:s/>;</text:p>
      <text:p text:style-name="P34">string-<text:span text:style-name="T19">token</text:span> = '”' , { valid-identifier-consecutive-char } , '”'</text:p>
      <text:p text:style-name="P38">comment = '<text:span text:style-name="T23">#</text:span>' , { ? printable char ? } , newln ;</text:p>
      <text:p text:style-name="P36">Parser syntax:</text:p>
      <text:p text:style-name="P41">(* All names below ending with “-token” comes from the scanner *)</text:p>
      <text:p text:style-name="P28">program = <text:span text:style-name="T9">{ expression } ;</text:span></text:p>
      <text:p text:style-name="P30">expression = value , { <text:span text:style-name="T17">newln-token</text:span> , <text:span text:style-name="T17">indent-token </text:span>, value } <text:s/><text:span text:style-name="T18">newln-token </text:span>;</text:p>
      <text:p text:style-name="P28">value = <text:span text:style-name="T20">identifier-token (* procedure *)</text:span></text:p>
      <text:p text:style-name="P28"><text:tab/><text:span text:style-name="T20">| number-token</text:span></text:p>
      <text:p text:style-name="P28"><text:tab/><text:span text:style-name="T20">| string-token</text:span></text:p>
      <text:p text:style-name="P28"><text:tab/><text:span text:style-name="T21">| value , { ',' , value } (* list *)</text:span></text:p>
      <text:p text:style-name="P28"><text:tab/><text:span text:style-name="T9">| '(' , { value } , ')' (* precedence change *)</text:span></text:p>
      <text:p text:style-name="P28"><text:tab/><text:span text:style-name="T9">| value , identifier-token (* unary operator *)</text:span></text:p>
      <text:p text:style-name="P29"><text:tab/><text:span text:style-name="T9">| value , identifier-token , value (* binary operator *);</text:span></text:p>
      <text:p text:style-name="P37">Examples:</text:p>
      <text:p text:style-name="Source_20_code">first is program option @ 0</text:p>
      <text:p text:style-name="P51">second is program option @ 1</text:p>
      <text:p text:style-name="P52">stdout print first , “ * “ , second , “ = “ , first * second ,</text:p>
      <text:p text:style-name="P52">... newln</text:p>
      <text:h text:style-name="Heading_20_1" text:outline-level="1"><text:soft-page-break/>Scope</text:h>
      <text:p text:style-name="P74">A scope is given by an object name. What other languages call “namespace”, are in Sisdel just a container of objects. A sequence of object names will refine the intended scope. I.e., “a b c” would mean “in object a, there is object b, wherein there is object c”. The last object in such a sequence is typically a message object.</text:p>
      <text:p text:style-name="P33">The language is heavily scope oriented, where a white-space is the scope operator. It also supports the following kinds of functions:</text:p>
      <text:list xml:id="list2965135972518510923" text:style-name="L2">
        <text:list-item>
          <text:p text:style-name="P59">unary-operator: Operates on the scope, i.e. on the left hand side.</text:p>
        </text:list-item>
        <text:list-item>
          <text:p text:style-name="P59"><text:span text:style-name="T14">b</text:span>inary-operator: <text:span text:style-name="T14">Operates on the scope as its left hand side, and expects one parameter as its right hand side.</text:span></text:p>
        </text:list-item>
      </text:list>
      <text:p text:style-name="P32">Scope itself is an unary operator, returning itself as contained in its parent. Assuming “myscope” is a scope, and “my-operator” is a binary operator, the following code:</text:p>
      <text:p text:style-name="P32">myscope my-operator “a parameter”</text:p>
      <text:p text:style-name="P32">is read as: myscope, returns itself making “my-operator” accessible. my-operator then uses this scope and then applies “a parameter” on it.</text:p>
      <text:p text:style-name="P32">Everything in the language is centered around “value”. Values as per Sisdel definition means something that has the following properties:</text:p>
      <text:list xml:id="list4503736375346590788" text:style-name="L3">
        <text:list-item>
          <text:p text:style-name="P60">Lives in a scope</text:p>
        </text:list-item>
        <text:list-item>
          <text:p text:style-name="P61">Is created from another value, which could be an operator invocation</text:p>
        </text:list-item>
        <text:list-item>
          <text:p text:style-name="P62">Unit, indicates high level compatibility</text:p>
        </text:list-item>
        <text:list-item>
          <text:p text:style-name="P62">Coding, indicates how the data area of the value is interpreted</text:p>
        </text:list-item>
        <text:list-item>
          <text:p text:style-name="P62">Data, the actual value</text:p>
        </text:list-item>
      </text:list>
      <text:p text:style-name="P4">Example source:</text:p>
      <text:p text:style-name="P31"><text:span text:style-name="T12">repeat-message</text:span> is <text:span text:style-name="T12">binary-operator</text:span></text:p>
      <text:p text:style-name="P31"><text:tab/><text:span text:style-name="T11">doc head-line “Repeat left-hand side right-hand side number of times”</text:span></text:p>
      <text:p text:style-name="P31"><text:tab/><text:span text:style-name="T13">self repetitions-of print param</text:span></text:p>
      <text:p text:style-name="P5"><text:soft-page-break/>myRecord is <text:span text:style-name="T13">set-of ( </text:span>name is string UTF8 , age is integer unsigned , times <text:span text:style-name="T10">)</text:span></text:p>
      <text:h text:style-name="P44" text:outline-level="1"/>
      <text:h text:style-name="P50" text:outline-level="1">Sisdel overview</text:h>
      <text:p text:style-name="P9">The following buzz words can summarize Sisdel:</text:p>
      <text:list xml:id="list3792183196657040834" text:style-name="L4">
        <text:list-item>
          <text:p text:style-name="P63">Class-less object oriented language with some limitations, e.g. no inheritance.</text:p>
        </text:list-item>
        <text:list-item>
          <text:p text:style-name="P63">Functional (declarative) by default, but with limited support for mutable values.</text:p>
        </text:list-item>
        <text:list-item>
          <text:p text:style-name="P64">Strongly typed with type inference.</text:p>
        </text:list-item>
        <text:list-item>
          <text:p text:style-name="P64">Supports parallel programming using threads, SMP and distribution.</text:p>
        </text:list-item>
        <text:list-item>
          <text:p text:style-name="P64">Implements securi<text:span text:style-name="T1">ty</text:span> features using security tokens and signatures.</text:p>
        </text:list-item>
        <text:list-item>
          <text:p text:style-name="P64">Uses checksums to detect changed objects.</text:p>
        </text:list-item>
        <text:list-item>
          <text:p text:style-name="P64">Supports late decision of what is interpreted and what is compiled, with no source code changes needed.</text:p>
        </text:list-item>
        <text:list-item>
          <text:p text:style-name="P64">Keeps track of dependencies and making them visible in the language.</text:p>
        </text:list-item>
        <text:list-item>
          <text:p text:style-name="P65">Interfaces are auto-generated with enough information to enable good optimization support.</text:p>
        </text:list-item>
        <text:list-item>
          <text:p text:style-name="P65">Supports constraints.</text:p>
        </text:list-item>
      </text:list>
      <text:p text:style-name="P10">For each bullt above a corresponding sub-chapter will explain it in more detail.</text:p>
      <text:list xml:id="list5180289170078684536" text:style-name="Outline">
        <text:list-item>
          <text:list>
            <text:list-item>
              <text:h text:style-name="P75" text:outline-level="2">Object model</text:h>
            </text:list-item>
          </text:list>
        </text:list-item>
      </text:list>
      <text:p text:style-name="P10">Sisdel is not a truly object oriented language, although it has something it calls objects. There are no classes. Instead, there are objects that act as object factories.</text:p>
      <text:p text:style-name="P10">Inheritance is also not supported. The type inference is meant to replace this, which by default means that there is a looser definition of type compatibility. It is however possible to place additional constraints which could mimic the limitations inheritance would put on type usage.</text:p>
      <text:p text:style-name="P10">There is also no overloading. Using type inference types does not need to be specified. This should give enough flexibility that there should be few cases when overloading will be missed.</text:p>
      <text:p text:style-name="P11">All function calls uses value passing. This means that no references are being passed for a function call. Sisdel may however choose to use reference whenever it doesn't change the semantics if this will produce a more optimized code.</text:p>
      <text:list xml:id="list200900952548764" text:continue-numbering="true" text:style-name="Outline">
        <text:list-item>
          <text:list>
            <text:list-item>
              <text:h text:style-name="P75" text:outline-level="2"><text:soft-page-break/>Functional</text:h>
            </text:list-item>
          </text:list>
        </text:list-item>
      </text:list>
      <text:p text:style-name="P10">Everything in Sisdel is declarative unless otherwise specified. This means that loops does not mean that the code actually should implement a loop, but rather should be interpreted as “for this range the following should apply”. This gives better optimization and possibility to implement parallell algorithms automatically.</text:p>
      <text:p text:style-name="P10">When states, or mutable values, are actually needed they can be used in Sisdel with the limitation that these cannot be exported by other means than as a snapshot value given in a function call.</text:p>
      <text:p text:style-name="P10">Everything in Sisdel are objects in Sisdel's definition of the term. Functions are objects, and can therefore implement mutable values. Each call to such a function might produce different results even when the same set of argument values is used. Sisdel will in this case treat each function call as though you are calling different functions. This is similar to what Haskell calls monads.</text:p>
      <text:p text:style-name="P11">Sisdel uses promises for return values to make function calls less synchronous. This means that there are no guarantees that a functional succeeded when a receiving a return value. When the return value is being looked at the function success or fail will be visible. This is implemented as special values that the return value can have.</text:p>
      <text:list xml:id="list200901749318701" text:continue-numbering="true" text:style-name="Outline">
        <text:list-item>
          <text:list>
            <text:list-item>
              <text:h text:style-name="P75" text:outline-level="2">Type inference</text:h>
            </text:list-item>
          </text:list>
        </text:list-item>
      </text:list>
      <text:p text:style-name="P19">Types can be explicitly specified, which is seen as a restriction being put on an identifier. If no type is specified for a function, then the valid set of types is determined based on implementation. When function is then invoked, a check is done that the parameters supplied to the function matches on of the types found in the valid type set. Each invocation will use the supplied type, making it possible for the function to adapt its behavior based on the types of the calling parameters being used. </text:p>
      <text:list xml:id="list200901442570969" text:continue-numbering="true" text:style-name="Outline">
        <text:list-item>
          <text:list>
            <text:list-item>
              <text:h text:style-name="P75" text:outline-level="2">Parallel programming</text:h>
            </text:list-item>
          </text:list>
        </text:list-item>
      </text:list>
      <text:p text:style-name="P12">Sisdel is designed to give as good opportunity for parallellization as possible. The language is declarative with good dependency tracking which also spans over public interfaces to make this possible.</text:p>
      <text:p text:style-name="P13">The goal with Sisdel is that how and how much the code is parallellized is something that can be decided late, and also be changed without changing the core algorithm.</text:p>
      <text:list xml:id="list200900949337936" text:continue-numbering="true" text:style-name="Outline">
        <text:list-item>
          <text:list>
            <text:list-item>
              <text:h text:style-name="P75" text:outline-level="2"><text:soft-page-break/>Security model</text:h>
            </text:list-item>
          </text:list>
        </text:list-item>
      </text:list>
      <text:p text:style-name="P13">Sisdel supports having security tokens that are passed implicitly when functions are called. A security token can be created, checked and consumed.</text:p>
      <text:p text:style-name="P13">The reason for passing the security tokens implicitly rather than by having them as arguments in function calls is to be able to use the same overall algorithm even though there might be some special case needing a security token.</text:p>
      <text:p text:style-name="P13">One securit concern is the fact that all objects are dependent on the scope in which they exist. It is possible to change this environment in a way that would create security problems. For this reason Sisdel supports signatures. Signatures are used to verify that a certain object comes from a known supplier.</text:p>
      <text:p text:style-name="P13">Using object versioning the security can be tightened even further, but requiring a certain version, i.e. implementation, of an object. This creates a trade-off between flexibility and predictability.</text:p>
      <text:list xml:id="list200900749004780" text:continue-numbering="true" text:style-name="Outline">
        <text:list-item>
          <text:list>
            <text:list-item>
              <text:h text:style-name="P77" text:outline-level="2">Trust Model</text:h>
            </text:list-item>
          </text:list>
        </text:list-item>
      </text:list>
      <text:p text:style-name="P73">No code of any significance can be fully tested to ensure there are no bugs. It seems theoretically possible to verify the code against a specification, but this only moves the problem to achieving bug free specifications.</text:p>
      <text:p text:style-name="P73">The implementer might not be fully aware of what is required of the software to fully support the users expectations, and the users themselves might not be able to provide this information at the design stage. Most users however are capable of saying what they believe is a functional behavior as opposed to buggy behavior.</text:p>
      <text:p text:style-name="P73">This is why trust model is introduced. They idea is a rapid prototyping approach, where a first hack of the software is done and then tested by the users. The users will then need to provide information about what is buggy behavior and what is functional behavior. This needs to be handled by the language by determining what dependency chains that get the thumbs up, and what dependency chains that get the thumbs down.</text:p>
      <text:p text:style-name="P73">This process can also be done by test systems, manual as well as automatic. By analysing the dependency chains, each dependency can get a trustfulness score. Three areas are of interest: Those dependencies that get very high trustfulness scores, which indicates good quality. Those dependences that get very low trustfulness scores, which indicates a problem <text:soft-page-break/>area. And lastly, those dependencies that does not have much information at all, which indicates either redundant code, or code that needs more testing.</text:p>
      <text:p text:style-name="P73">Since each object can be upgraded, leading to new dependencies, this whole process is continual. There needs to be a way of collecting this statistics, and this collection might involve security and privacy concerns that needs to be handled.</text:p>
      <text:list xml:id="list200900406561429" text:continue-numbering="true" text:style-name="Outline">
        <text:list-item>
          <text:list>
            <text:list-item>
              <text:h text:style-name="P75" text:outline-level="2">Object versioning</text:h>
            </text:list-item>
          </text:list>
        </text:list-item>
      </text:list>
      <text:p text:style-name="P14">Each object in Sisdel is first translated into an intermediate format used when interpreting. When an object is in this intermediate format a checksum is calculated. This checksum is then used as the objects version.</text:p>
      <text:p text:style-name="P14">This is used in a distributed environment to detect objects that has been changed and to detect when two objects are actually the same object.</text:p>
      <text:list xml:id="list200901877216482" text:continue-numbering="true" text:style-name="Outline">
        <text:list-item>
          <text:list>
            <text:list-item>
              <text:h text:style-name="P75" text:outline-level="2">Interpreted vs compiled</text:h>
            </text:list-item>
          </text:list>
        </text:list-item>
      </text:list>
      <text:p text:style-name="P14">Sisdel code is always translated into an intermediate form. It can then be executed directly from this intermediate form, which is called “interpreted” in this document. Alternatively it can be compiled to a machine native format and then executed in this form instead, which is called “compiled” in this document. There is no source code difference for these two cases, and it is also possible to go back and forth between these two cases at any time.</text:p>
      <text:p text:style-name="P14">The reason for compiling is mainly for performance reasons, but could also be used to make it harder to change the design by mistake.</text:p>
      <text:list xml:id="list200902286831643" text:continue-numbering="true" text:style-name="Outline">
        <text:list-item>
          <text:list>
            <text:list-item>
              <text:h text:style-name="P75" text:outline-level="2">Dependencies</text:h>
            </text:list-item>
          </text:list>
        </text:list-item>
      </text:list>
      <text:p text:style-name="P14">Dependencies are important to Sisdel. They are also visible to the programmer to enable good error messages and opportunities for runtime optimizations.</text:p>
      <text:p text:style-name="P14">The dependencies spans over public interfaces, and can therefore be tracked through third-party libraries. They can even be made visible to the application invocer, which is useful for building scripts and determining environment dependencies.</text:p>
      <text:list xml:id="list200900366781810" text:continue-numbering="true" text:style-name="Outline">
        <text:list-item>
          <text:list>
            <text:list-item>
              <text:h text:style-name="P75" text:outline-level="2">Interfaces</text:h>
            </text:list-item>
          </text:list>
        </text:list-item>
      </text:list>
      <text:p text:style-name="P11">There are no separate interface files associated with the source code. Sisdel can however produce interface files when compiling or interpreting the code. These auto generated interface <text:soft-page-break/>files are used by Sisdel to determine how library code works and what dependencies and constraints it has. They could also be used by external utilities to determine dependencies.</text:p>
      <text:list xml:id="list200901971849172" text:continue-numbering="true" text:style-name="Outline">
        <text:list-item>
          <text:list>
            <text:list-item>
              <text:h text:style-name="P75" text:outline-level="2">Constraints</text:h>
            </text:list-item>
          </text:list>
        </text:list-item>
      </text:list>
      <text:p text:style-name="P11">Each expression in Sisdel can have constraints, saying when the expression applies. It can also be used to put requirements on values.</text:p>
      <text:h text:style-name="P49" text:outline-level="1">Sisdel Foundation</text:h>
      <text:p text:style-name="P20">Sisdel is modelled around value. Value is something that contains some data along with some meta-data describing what that data is and how it is encoded. Value contains:</text:p>
      <text:list xml:id="list934001575269494551" text:style-name="L5">
        <text:list-item>
          <text:p text:style-name="P66">Reference to a scope where the value is. This might be a function scope, a collection, parameter to a function or thread scope used for passing around security tokens.</text:p>
        </text:list-item>
        <text:list-item>
          <text:p text:style-name="P66">Encoding. This tells how the data associated with the value is read. It could be UTF8 when data is a string, or little-endian 64-bit unsigned integer if value is a number.</text:p>
        </text:list-item>
        <text:list-item>
          <text:p text:style-name="P66">Unit. This is a high level description of what the value is. It could be used to describe physical units like metric tons, seconds and so on. Or it could be ordering number, base number, process ID or user ID to just give a few examples.</text:p>
        </text:list-item>
        <text:list-item>
          <text:p text:style-name="P66">Piece of data. This is the actual storage of bits of information. This might be zero size if value is a reference, or dynamic in size if value is a string.</text:p>
        </text:list-item>
      </text:list>
      <text:p text:style-name="P20">When an operation is done on value, the same operation is done for data and unit. A function either tells how to calculate parameters of given data with encoding, while other function can specify how to handle the parameter units.</text:p>
      <text:p text:style-name="P20">So for an integer addition, one function says how to add two numbers together given data and encoding, while another function says what unit you will end up having when adding the two units together. It is of course possible to have a function that can handle it all.</text:p>
      <text:h text:style-name="P47" text:outline-level="1">Pre-defined <text:span text:style-name="T2">values</text:span></text:h>
      <text:p text:style-name="P15">Sisdel has a number of pre-defined <text:span text:style-name="T2">values</text:span> that can be used to build further <text:span text:style-name="T2">values</text:span>. These objects has special semantics important to the language itself, which is what differ them from standard library objects.</text:p>
      <text:list xml:id="list6092370296535858513" text:style-name="L6">
        <text:list-item>
          <text:p text:style-name="P67"><text:soft-page-break/>dependency – De<text:span text:style-name="T3">scribes how one value depends on another.</text:span></text:p>
        </text:list-item>
        <text:list-item>
          <text:p text:style-name="P68">root – This is the language scope, where all primitives resides.</text:p>
        </text:list-item>
        <text:list-item>
          <text:p text:style-name="P68">param – When a function is called, Sisdel will store all parameters into a container called param. All arguments to the function can be found there.</text:p>
        </text:list-item>
        <text:list-item>
          <text:p text:style-name="P68"><text:span text:style-name="T4">t</text:span>hread – Scope specific to a thread of execution. Note that a Sisdel thread is more than an OS thread, since a Sisdel thread encompasses remote calls. Sisdel makes no syntactic difference for a local function call or a remote function call.</text:p>
        </text:list-item>
        <text:list-item>
          <text:p text:style-name="P69">reference – A name which refers to a value.</text:p>
        </text:list-item>
        <text:list-item>
          <text:p text:style-name="P67">map - Associates a key with a value. Both key and value can be of arbitrary types, which can be different for each entry. Maps can be used for anything from structs, which is only a static version of maps, arrays where the key must be integer and all values must be of same type, or scope where key is of type reference. Maps containing maps can be used for achieving multi-dimensional arrays.</text:p>
        </text:list-item>
        <text:list-item>
          <text:p text:style-name="P70">fifo, stack - Serializes accesses between readers and writers. For fifo, reads are done in the same order as writes. For stack, reads are done in reverse order compared to writes.</text:p>
        </text:list-item>
      </text:list>
      <text:list xml:id="list3060225283656706724" text:style-name="L7">
        <text:list-item>
          <text:p text:style-name="P71">string - A sequence of characters. Each encoding is a sub-object of string.</text:p>
        </text:list-item>
        <text:list-item>
          <text:p text:style-name="P71">integer - An integer value. It can be constrained to have a specific range, e.g. unsigned.</text:p>
        </text:list-item>
        <text:list-item>
          <text:p text:style-name="P71">collection - An unordered collection of objects. Can be constrained to only represent specific types of objects.</text:p>
        </text:list-item>
      </text:list>
      <text:h text:style-name="P44" text:outline-level="1">Constraints</text:h>
      <text:p text:style-name="P21">A constraint in Sisdel is basically an assignment to a value. This assignment might be an immediate value, making it very constrained. Or it could assign a certain type to it. It can be used on parameter values to indicate valid types, value ranges, units etc.</text:p>
      <text:p text:style-name="P21">Since a value cannot change once it's set, an assignment that would break this would cause a failure. If this happens with a function, another function with the same name is tried instead. If no such function exists, then this becomes a parse failure.</text:p>
      <text:h text:style-name="P45" text:outline-level="1"><text:soft-page-break/>Value passing</text:h>
      <text:p text:style-name="P6">Objects can return values explicitly, but will always return success or fail and optionally a security token implicitly. The success or fail status is used to affect execution paths while the security token is used to determine object use permissions. It is valid to possess an object for which you do not have permission to request the value of. Further permissions affects other aspects of the object such as dependencies.</text:p>
      <text:p text:style-name="P7">Each value has the following meta information:</text:p>
      <text:list xml:id="list3115313234101931524" text:style-name="L8">
        <text:list-item>
          <text:p text:style-name="P72">Dependency on other values, including constraints. The dependency includes version number and value id.</text:p>
        </text:list-item>
        <text:list-item>
          <text:p text:style-name="P72">Version number of this value.</text:p>
        </text:list-item>
        <text:list-item>
          <text:p text:style-name="P72">Value ID, which is the actual value itself if its small or a checksum of it if the actual value is large.</text:p>
        </text:list-item>
      </text:list>
      <text:h text:style-name="P46" text:outline-level="1">Execution environment</text:h>
      <text:p text:style-name="P8">Sisdel can either be compiled or interpreted with no change of the source code. The decision can be made on per file basis and an application can consist of a mix of both with no change of the source code itself.</text:p>
      <text:p text:style-name="P8">There is a distinction between execution context and declaration context. Security tokens and success/fail status follows execution context while objects and signatures resides in declaration context.</text:p>
      <text:p text:style-name="P8"/>
      <text:h text:style-name="P48" text:outline-level="1">Brain-Dump area</text:h>
      <text:list xml:id="list200902053945832" text:continue-list="list200901971849172" text:style-name="Outline">
        <text:list-item>
          <text:list>
            <text:list-item>
              <text:h text:style-name="P76" text:outline-level="2">Namespace, Scope and Context</text:h>
            </text:list-item>
          </text:list>
        </text:list-item>
      </text:list>
      <text:p text:style-name="P16">The terminology used in this document is as follows:</text:p>
      <text:p text:style-name="P16">Namespace is the scope within where the code is defined, which usually translates to a source file.</text:p>
      <text:p text:style-name="P16">Context is the running scope, which follows how code is executed.</text:p>
      <text:p text:style-name="P16"><text:soft-page-break/>Scope can either be a namespace, a context or the combination of both.</text:p>
      <text:p text:style-name="P18">Identifiers <text:s/>declared in a namespace encompasses the namespace within which they are declared. For identifiers declared in a context, they are valid within the context within which they are declared.</text:p>
      <text:p text:style-name="P17">“namespace” will select current namespace, and can be used as a pre-pend for an identifier declaration to declare it in current namespace. “context” can be used in a similar fashio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swiss"/>
    <style:font-face style:name="FreeMono" svg:font-family="FreeMono" style:font-adornments="Normal" style:font-family-generic="modern" style:font-pitch="fixed"/>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353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line-height="150%" fo:text-align="justify" style:justify-single-word="true" fo:orphans="2" fo:widows="2" style:page-number="auto" fo:background-color="transparent" style:shadow="none" style:writing-mode="lr-tb">
        <style:tab-stops/>
        <style:drop-cap/>
        <style:background-image/>
      </style:paragraph-properties>
      <style:text-properties style:use-window-font-color="true" style:font-name="Liberation Sans" fo:font-family="'Liberation Sans'" style:font-style-name="Regular" style:font-family-generic="swiss" style:font-pitch="variable" fo:font-size="12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text-align="end" style:justify-single-word="false" fo:background-color="transparent" fo:padding="0.199cm" fo:border-left="none" fo:border-right="none" fo:border-top="none" fo:border-bottom="0.99pt solid #004586" style:shadow="none" fo:keep-with-next="always">
        <style:background-image/>
      </style:paragraph-properties>
      <style:text-properties fo:font-variant="small-caps" fo:color="#004586" style:font-name="Liberation Serif" fo:font-family="'Liberation Serif'" style:font-style-name="Regular" style:font-family-generic="roman" style:font-pitch="variable" fo:font-size="22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cm" fo:margin-bottom="0.212cm" style:contextual-spacing="false" style:page-number="auto"/>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Standard" style:next-style-name="Text_20_body" style:default-outline-level="1" style:list-style-name="" style:class="text">
      <style:paragraph-properties fo:margin-left="0cm" fo:margin-right="0cm" fo:margin-top="0.353cm" fo:margin-bottom="0cm" style:contextual-spacing="false" fo:text-indent="0cm" style:auto-text-indent="false" fo:background-color="transparent" fo:padding="0.199cm" fo:border-left="none" fo:border-right="none" fo:border-top="none" fo:border-bottom="0.2pt solid #0066cc" style:shadow="none">
        <style:drop-cap/>
        <style:background-image/>
      </style:paragraph-properties>
      <style:text-properties fo:font-variant="small-caps" style:use-window-font-color="true" style:font-name="Liberation Serif" fo:font-family="'Liberation Serif'" style:font-style-name="Regular" style:font-family-generic="roman" style:font-pitch="variable" fo:font-size="18pt" fo:letter-spacing="normal" fo:font-style="normal" fo:font-weight="normal"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1.52cm" fo:margin-right="0cm" fo:margin-top="0.353cm" fo:margin-bottom="0cm" style:contextual-spacing="false" fo:text-indent="-0.76cm" style:auto-text-indent="false" fo:background-color="transparent" fo:padding="0cm" fo:border="none" style:shadow="none">
        <style:tab-stops/>
        <style:background-image/>
      </style:paragraph-properties>
      <style:text-properties fo:font-variant="small-caps" style:font-name="Liberation Serif1" fo:font-family="'Liberation Serif'" style:font-style-name="Standard" style:font-family-generic="roman" style:font-pitch="variable" fo:font-size="15pt" fo:letter-spacing="0.026cm" fo:font-style="normal" style:font-size-asian="11pt" style:font-size-complex="11pt"/>
    </style:style>
    <style:style style:name="Heading_20_3" style:display-name="Heading 3" style:family="paragraph" style:parent-style-name="Standard" style:next-style-name="Text_20_body" style:default-outline-level="3" style:list-style-name="Outline" style:class="text">
      <style:paragraph-properties fo:margin-left="1.52cm" fo:margin-right="0cm" fo:margin-top="0.529cm" fo:margin-bottom="0cm" style:contextual-spacing="false" fo:text-indent="-0.76cm" style:auto-text-indent="false" fo:background-color="transparent" fo:padding="0cm" fo:border="none" style:shadow="none">
        <style:tab-stops/>
        <style:background-image/>
      </style:paragraph-properties>
      <style:text-properties fo:font-variant="small-caps" style:use-window-font-color="true" style:font-name="Liberation Serif1" fo:font-family="'Liberation Serif'" style:font-style-name="Standard" style:font-family-generic="roman" style:font-pitch="variable" fo:font-size="14pt" fo:letter-spacing="0.028cm" fo:font-style="italic" fo:font-weight="normal"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529cm" fo:margin-bottom="0cm" style:contextual-spacing="false" fo:padding-left="0.071cm" fo:padding-right="0cm" fo:padding-top="0.071cm" fo:padding-bottom="0cm" fo:border-left="0.74pt dotted #4f81bd" fo:border-right="none" fo:border-top="0.74pt dotted #4f81bd"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529cm" fo:margin-bottom="0cm" style:contextual-spacing="false"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529cm" fo:margin-bottom="0cm" style:contextual-spacing="false"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529cm" fo:margin-bottom="0cm" style:contextual-spacing="false"/>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529cm" fo:margin-bottom="0cm" style: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529cm" fo:margin-bottom="0cm" style:contextual-spacing="false"/>
      <style:text-properties fo:text-transform="uppercase" fo:font-size="9pt" fo:letter-spacing="0.018cm" fo:font-style="italic" style:font-size-asian="9pt" style:font-style-asian="italic" style:font-size-complex="9pt"/>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fo:font-size="12pt" fo:letter-spacing="0.018cm"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2.286cm" fo:margin-right="2.032cm" fo:margin-top="0.353cm" fo:margin-bottom="0cm" style:contextual-spacing="false"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Footnote" style:family="paragraph" style:parent-style-name="Standard" style:class="extra" style:master-page-name="">
      <style:paragraph-properties fo:margin-left="0.499cm" fo:margin-right="0cm" fo:line-height="100%" fo:text-indent="-0.499cm" style:auto-text-indent="false" style:page-number="auto" style:shadow="none" text:number-lines="false" text:line-number="0"/>
      <style:text-properties style:font-name="FreeSans" fo:font-family="FreeSans" style:font-style-name="obyčejné" style:font-family-generic="swiss" style:font-pitch="variable"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ource_20_code" style:display-name="Source code" style:family="paragraph" style:parent-style-name="No_20_Spacing">
      <style:paragraph-properties fo:margin-left="1.27cm" fo:margin-right="0cm" fo:text-indent="0cm" style:auto-text-indent="false"/>
      <style:text-properties style:font-name="FreeMono" fo:font-family="FreeMono" style:font-style-name="Normal" style:font-family-generic="modern" style:font-pitch="fixed" style:shadow="none"/>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26cm"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18cm"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26cm"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26cm"/>
    </style:style>
    <style:style style:name="Heading_20_4_20_Char" style:display-name="Heading 4 Char" style:family="text" style:parent-style-name="Default_20_Paragraph_20_Font">
      <style:text-properties fo:text-transform="uppercase" fo:color="#365f91" fo:letter-spacing="0.018cm"/>
    </style:style>
    <style:style style:name="Heading_20_5_20_Char" style:display-name="Heading 5 Char" style:family="text" style:parent-style-name="Default_20_Paragraph_20_Font">
      <style:text-properties fo:text-transform="uppercase" fo:color="#365f91" fo:letter-spacing="0.018cm"/>
    </style:style>
    <style:style style:name="Heading_20_6_20_Char" style:display-name="Heading 6 Char" style:family="text" style:parent-style-name="Default_20_Paragraph_20_Font">
      <style:text-properties fo:text-transform="uppercase" fo:color="#365f91" fo:letter-spacing="0.018cm"/>
    </style:style>
    <style:style style:name="Heading_20_7_20_Char" style:display-name="Heading 7 Char" style:family="text" style:parent-style-name="Default_20_Paragraph_20_Font">
      <style:text-properties fo:text-transform="uppercase" fo:color="#365f91"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variant="normal" fo:text-transform="none" style:use-window-font-color="true" style:font-name="Liberation Sans1" fo:font-family="'Liberation Sans'" style:font-style-name="Bold" style:font-family-generic="swiss" style:font-pitch="variable" fo:letter-spacing="0.011cm" fo:font-style="normal" fo:font-weight="bold"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54cm" fo:margin-bottom="2cm" fo:margin-left="1.589cm" fo:margin-right="1.58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3</meta:editing-cycles>
    <meta:creation-date>2013-02-20T15:48:04</meta:creation-date>
    <meta:editing-duration>P12DT3H42M54S</meta:editing-duration>
    <meta:generator>LibreOffice/4.2.6.3$Linux_X86_64 LibreOffice_project/420m0$Build-3</meta:generator>
    <dc:title>Modern Style</dc:title>
    <meta:initial-creator>Mats Liljegren</meta:initial-creator>
    <dc:date>2014-09-23T20:09:00.000414169</dc:date>
    <meta:document-statistic meta:table-count="0" meta:image-count="0" meta:object-count="0" meta:page-count="13" meta:paragraph-count="178" meta:word-count="3355" meta:character-count="19747" meta:non-whitespace-character-count="165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